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d7" draw:textarea-horizontal-align="justify" draw:textarea-vertical-align="top" draw:auto-grow-height="false" fo:min-height="9.275cm" fo:min-width="6.48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fill="none" draw:textarea-vertical-align="middle" draw:auto-grow-height="false" fo:min-height="4.566cm" fo:min-width="0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5" style:family="graphic" style:parent-style-name="standard">
      <style:graphic-properties svg:stroke-color="#000000" draw:fill-color="#ffffd7" draw:textarea-horizontal-align="justify" draw:textarea-vertical-align="top" draw:auto-grow-height="false" fo:min-height="6.165cm" fo:min-width="6.485cm"/>
      <style:paragraph-properties style:writing-mode="lr-tb"/>
    </style:style>
    <style:style style:name="gr6" style:family="graphic" style:parent-style-name="standard">
      <style:graphic-properties draw:fill="none" draw:textarea-vertical-align="middle" draw:auto-grow-height="false" fo:min-height="2.469cm" fo:min-width="0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000000" draw:fill-color="#999999" draw:textarea-horizontal-align="justify" draw:textarea-vertical-align="middle" draw:auto-grow-height="false" fo:min-height="1.655cm" fo:min-width="2.04cm"/>
      <style:paragraph-properties style:writing-mode="lr-tb"/>
    </style:style>
    <style:style style:name="gr9" style:family="graphic" style:parent-style-name="standard">
      <style:graphic-properties svg:stroke-color="#000000" draw:fill-color="#999999" draw:textarea-horizontal-align="justify" draw:textarea-vertical-align="middle" draw:auto-grow-height="false" fo:min-height="0.386cm" fo:min-width="0.612cm"/>
    </style:style>
    <style:style style:name="gr10" style:family="graphic" style:parent-style-name="standard">
      <style:graphic-properties svg:stroke-color="#000000" draw:fill-color="#ffb66c" draw:textarea-horizontal-align="justify" draw:textarea-vertical-align="middle" draw:auto-grow-height="false" fo:min-height="1.098cm" fo:min-width="0.848cm"/>
      <style:paragraph-properties style:writing-mode="lr-tb"/>
    </style:style>
    <style:style style:name="gr11" style:family="graphic" style:parent-style-name="standard">
      <style:graphic-properties svg:stroke-color="#000000" draw:fill-color="#ffb66c" draw:textarea-horizontal-align="justify" draw:textarea-vertical-align="middle" draw:auto-grow-height="false" fo:min-height="0.068cm" fo:min-width="0.612cm"/>
    </style:style>
    <style:style style:name="gr12" style:family="graphic" style:parent-style-name="standard">
      <style:graphic-properties draw:fill="none" draw:textarea-vertical-align="middle" draw:auto-grow-height="false" fo:min-height="6.974cm" fo:min-width="0cm" fo:wrap-option="wrap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29cm" fo:min-width="4.88cm"/>
      <style:paragraph-properties style:writing-mode="lr-tb"/>
    </style:style>
    <style:style style:name="gr15" style:family="graphic" style:parent-style-name="standard">
      <style:graphic-properties svg:stroke-color="#000000" draw:fill-color="#77bc65" draw:textarea-horizontal-align="justify" draw:textarea-vertical-align="middle" draw:auto-grow-height="false" fo:min-height="1.02cm" fo:min-width="4.88cm"/>
      <style:paragraph-properties style:writing-mode="lr-tb"/>
    </style:style>
    <style:style style:name="gr16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72cm" fo:min-width="4.88cm"/>
      <style:paragraph-properties style:writing-mode="lr-tb"/>
    </style:style>
    <style:style style:name="gr18" style:family="graphic" style:parent-style-name="standard">
      <style:graphic-properties svg:stroke-color="#000000" draw:fill-color="#ffffd7" draw:textarea-horizontal-align="justify" draw:textarea-vertical-align="top" draw:auto-grow-height="false" fo:min-height="5.465cm" fo:min-width="6.485cm"/>
      <style:paragraph-properties style:writing-mode="lr-tb"/>
    </style:style>
    <style:style style:name="gr19" style:family="graphic" style:parent-style-name="standard">
      <style:graphic-properties svg:stroke-color="#000000" draw:fill-color="#ffffd7" draw:textarea-horizontal-align="justify" draw:textarea-vertical-align="top" draw:auto-grow-height="false" fo:min-height="2.29cm" fo:min-width="6.48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2cm" fo:min-width="6.15cm"/>
      <style:paragraph-properties style:writing-mode="lr-tb"/>
    </style:style>
    <style:style style:name="gr21" style:family="graphic" style:parent-style-name="standard">
      <style:graphic-properties svg:stroke-color="#000000" draw:fill-color="#ffb66c" draw:textarea-horizontal-align="justify" draw:textarea-vertical-align="middle" draw:auto-grow-height="false" fo:min-height="0.386cm" fo:min-width="4.501cm"/>
    </style:style>
    <style:style style:name="gr22" style:family="graphic" style:parent-style-name="standard">
      <style:graphic-properties svg:stroke-color="#000000" draw:fill-color="#729fcf" draw:textarea-horizontal-align="justify" draw:textarea-vertical-align="middle" draw:auto-grow-height="false" fo:min-height="0.386cm" fo:min-width="4.50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2cm" fo:min-width="3.945cm"/>
      <style:paragraph-properties style:writing-mode="lr-tb"/>
    </style:style>
    <style:style style:name="gr25" style:family="graphic" style:parent-style-name="standard">
      <style:graphic-properties svg:stroke-color="#000000" draw:fill-color="#77bc65" draw:textarea-horizontal-align="justify" draw:textarea-vertical-align="middle" draw:auto-grow-height="false" fo:min-height="1.02cm" fo:min-width="2.0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d7"/>
      <style:paragraph-properties fo:text-align="start"/>
      <style:text-properties style:font-name="LM Mono 12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loext:graphic-properties draw:fill-color="#ffb66c"/>
      <style:paragraph-properties fo:text-align="center"/>
    </style:style>
    <style:style style:name="P9" style:family="paragraph">
      <loext:graphic-properties draw:fill-color="#77bc65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999999"/>
      <style:paragraph-properties fo:text-align="center"/>
      <style:text-properties fo:font-size="18pt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-color="#ffb66c"/>
      <style:paragraph-properties fo:text-align="center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T1" style:family="text">
      <style:text-properties style:font-name="LM Mono 1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LM Mono 12" fo:background-color="#729fcf"/>
    </style:style>
    <style:style style:name="T5" style:family="text">
      <style:text-properties style:font-name="LM Mono 12" fo:background-color="#77bc65"/>
    </style:style>
    <style:style style:name="T6" style:family="text">
      <style:text-properties style:font-name="LM Mono 12" fo:background-color="transparent"/>
    </style:style>
    <style:style style:name="T7" style:family="text">
      <style:text-properties style:font-name="Liberation Sans1" style:font-name-asian="Liberation Sans1" style:font-name-complex="Liberation Sans1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Free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6.985cm" svg:height="9.525cm" svg:x="0.47cm" svg:y="0.37cm">
          <text:p text:style-name="P1"><text:span text:style-name="T1">mov zero rc0</text:span></text:p>
          <text:p text:style-name="P1"><text:span text:style-name="T1">plus rt1 rc0</text:span></text:p>
          <text:p text:style-name="P1"><text:span text:style-name="T1">...</text:span></text:p>
          <text:p text:style-name="P1"><text:span text:style-name="T1">...</text:span></text:p>
          <text:p text:style-name="P1"><text:span text:style-name="T1">mov rt2 ra0</text:span></text:p>
          <text:p text:style-name="P1"><text:span text:style-name="T1">add rsp 8</text:span></text:p>
          <text:p text:style-name="P1"><text:span text:style-name="T1">store rt0 (rsp-2)</text:span></text:p>
          <text:p text:style-name="P1"><text:span text:style-name="T1">store rt1 (rsp-1)</text:span></text:p>
          <text:p text:style-name="P1"><text:span text:style-name="T1">jal ra 100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693cm" svg:height="0.962cm" svg:x="7.732cm" svg:y="3.853cm">
          <draw:text-box>
            <text:p>Prep argument</text:p>
          </draw:text-box>
        </draw:frame>
        <draw:frame draw:style-name="gr2" draw:text-style-name="P3" draw:layer="layout" svg:width="5.502cm" svg:height="0.962cm" svg:x="7.733cm" svg:y="5.515cm">
          <draw:text-box>
            <text:p>Save caller-saves</text:p>
          </draw:text-box>
        </draw:frame>
        <draw:frame draw:style-name="gr2" draw:text-style-name="P3" draw:layer="layout" svg:width="2.051cm" svg:height="0.962cm" svg:x="7.728cm" svg:y="7.055cm">
          <draw:text-box>
            <text:p>Jump</text:p>
          </draw:text-box>
        </draw:frame>
        <draw:custom-shape draw:style-name="gr3" draw:text-style-name="P4" draw:layer="layout" svg:width="1.27cm" svg:height="5.08cm" svg:x="13.805cm" svg:y="3.54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3" draw:layer="layout" svg:width="5.54cm" svg:height="0.962cm" svg:x="15.075cm" svg:y="5.658cm">
          <draw:text-box>
            <text:p>Where is the call?</text:p>
          </draw:text-box>
        </draw:frame>
        <draw:custom-shape draw:style-name="gr5" draw:text-style-name="P2" draw:layer="layout" svg:width="6.985cm" svg:height="6.415cm" svg:x="20.62cm" svg:y="8.89cm">
          <text:p text:style-name="P1"><text:span text:style-name="T1">...</text:span></text:p>
          <text:p text:style-name="P1"><text:span text:style-name="T1">add rsp -12</text:span></text:p>
          <text:p text:style-name="P1"><text:span text:style-name="T1">load ra rsp</text:span></text:p>
          <text:p text:style-name="P1"><text:span text:style-name="T1">jalr ra ra 0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29cm" svg:height="0.962cm" svg:x="15.03cm" svg:y="9.833cm">
          <draw:text-box>
            <text:p>Deallocate frame</text:p>
          </draw:text-box>
        </draw:frame>
        <draw:frame draw:style-name="gr2" draw:text-style-name="P3" draw:layer="layout" svg:width="2.754cm" svg:height="0.962cm" svg:x="15.04cm" svg:y="10.595cm">
          <draw:text-box>
            <text:p>Load sp</text:p>
          </draw:text-box>
        </draw:frame>
        <draw:frame draw:style-name="gr2" draw:text-style-name="P3" draw:layer="layout" svg:width="2.051cm" svg:height="0.962cm" svg:x="15.04cm" svg:y="11.43cm">
          <draw:text-box>
            <text:p>Jump</text:p>
          </draw:text-box>
        </draw:frame>
        <draw:custom-shape draw:style-name="gr6" draw:text-style-name="P4" draw:layer="layout" svg:width="1.06cm" svg:height="2.867cm" svg:x="13.97cm" svg:y="9.83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3" draw:layer="layout" svg:width="6.247cm" svg:height="0.962cm" svg:x="7.62cm" svg:y="10.795cm">
          <draw:text-box>
            <text:p>Where is the return?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8" draw:text-style-name="P7" draw:layer="layout" svg:width="2.54cm" svg:height="1.905cm" svg:x="2.54cm" svg:y="5.08cm">
          <text:p text:style-name="P6">m1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5.715cm" svg:y="5.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2.54cm" svg:height="1.905cm" svg:x="7.62cm" svg:y="5.08cm">
          <text:p text:style-name="P6">m2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0.795cm" svg:y="5.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2.54cm" svg:height="1.905cm" svg:x="12.7cm" svg:y="5.08cm">
          <text:p text:style-name="P6">m3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5.875cm" svg:y="5.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2.54cm" svg:height="1.905cm" svg:x="17.78cm" svg:y="5.08cm">
          <text:p text:style-name="P6">m4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0.955cm" svg:y="5.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2.54cm" svg:height="1.905cm" svg:x="22.86cm" svg:y="5.08cm">
          <text:p text:style-name="P6">m5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4cm" svg:height="1.904cm" svg:x="2.741cm" svg:y="7.62cm">
          <text:p text:style-name="P6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904cm" svg:height="1.904cm" svg:x="7.955cm" svg:y="7.621cm">
          <text:p text:style-name="P6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904cm" svg:height="1.904cm" svg:x="13.035cm" svg:y="7.62cm">
          <text:p text:style-name="P6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904cm" svg:height="1.904cm" svg:x="18.08cm" svg:y="7.62cm">
          <text:p text:style-name="P6">c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904cm" svg:height="1.904cm" svg:x="23.26cm" svg:y="7.621cm">
          <text:p text:style-name="P6">c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27cm" svg:height="0.635cm" svg:x="5.715cm" svg:y="8.2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.27cm" svg:height="0.635cm" draw:transform="rotate (-0.897448301375485) translate (5.776cm 7.3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.27cm" svg:height="0.635cm" draw:transform="rotate (-0.897448301375485) translate (5.74cm 8.45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2.822cm" svg:height="0.962cm" svg:x="4.345cm" svg:y="9.862cm">
          <draw:text-box>
            <text:p>CallMap</text:p>
          </draw:text-box>
        </draw:frame>
        <draw:custom-shape draw:style-name="gr11" draw:text-style-name="P8" draw:layer="layout" svg:width="1.27cm" svg:height="0.635cm" svg:x="10.795cm" svg:y="8.2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.27cm" svg:height="0.635cm" svg:x="15.875cm" svg:y="8.2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.27cm" svg:height="0.635cm" svg:x="20.955cm" svg:y="8.2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4" draw:layer="layout" svg:width="0.635cm" svg:height="7.62cm" draw:transform="rotate (1.5707963267949) translate (12.7cm 10.7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3" draw:layer="layout" svg:width="9.037cm" svg:height="0.962cm" svg:x="12.035cm" svg:y="10.795cm">
          <draw:text-box>
            <text:p>“This part of the trace is a call”</text:p>
          </draw:text-box>
        </draw:frame>
        <draw:frame draw:style-name="gr2" draw:text-style-name="P3" draw:layer="layout" svg:width="18.362cm" svg:height="2.384cm" svg:x="4.698cm" svg:y="1.27cm">
          <draw:text-box>
            <text:p>The old way of identifying calls via contexts is also quite indirect</text:p>
            <text:p>- Arcane context update at each step depends on labels</text:p>
            <text:p>- Properties ignore labels and act on traces with context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3" draw:text-style-name="P3" draw:layer="layout" svg:width="23.495cm" svg:height="5.228cm" svg:x="1.27cm" svg:y="1.27cm">
          <draw:text-box>
            <text:list text:style-name="L1">
              <text:list-item>
                <text:p>Problem 1: need to know where calls, returns, etc. are</text:p>
              </text:list-item>
              <text:list-item>
                <text:p>Problem 2: when multiple instructions, how to properties apply <text:span text:style-name="T2">within</text:span><text:span text:style-name="T3"> the </text:span><text:span text:style-name="T3">sequence?</text:span></text:p>
              </text:list-item>
              <text:list-item>
                <text:p>Problem 3: as we add more code features, need to distinguishing with calls, etc.</text:p>
              </text:list-item>
              <text:list-item>
                <text:p>Problem 4: context updates and trace segments are very indirect</text:p>
              </text:list-item>
              <text:list-item>
                <text:p>Problem 5: machine traces rather complex &amp; redundant</text:p>
              </text:list-item>
              <text:list-item>
                <text:p>Problem 6: observations overly abstract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1" draw:text-style-name="P2" draw:layer="layout" svg:width="6.985cm" svg:height="9.525cm" svg:x="0.47cm" svg:y="0.37cm">
          <text:p text:style-name="P1"><text:span text:style-name="T1">mov zero rc0</text:span></text:p>
          <text:p text:style-name="P1"><text:span text:style-name="T1">plus rt1 rc0</text:span></text:p>
          <text:p text:style-name="P1"><text:span text:style-name="T1">...</text:span></text:p>
          <text:p text:style-name="P1"><text:span text:style-name="T1">...</text:span></text:p>
          <text:p text:style-name="P1"><text:span text:style-name="T1">mov rt2 ra0</text:span></text:p>
          <text:p text:style-name="P1"><text:span text:style-name="T4">add rsp 8</text:span></text:p>
          <text:p text:style-name="P1"><text:span text:style-name="T4">store rt0 </text:span><text:span text:style-name="T4">(rsp-2)</text:span></text:p>
          <text:p text:style-name="P1"><text:span text:style-name="T4">store rt1 </text:span><text:span text:style-name="T4">(rsp-1)</text:span></text:p>
          <text:p text:style-name="P1"><text:span text:style-name="T4">jal ra 100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985cm" svg:height="6.415cm" svg:x="20.62cm" svg:y="8.89cm">
          <text:p text:style-name="P1"><text:span text:style-name="T1">...</text:span></text:p>
          <text:p text:style-name="P1"><text:span text:style-name="T5">add rsp -12</text:span></text:p>
          <text:p text:style-name="P1"><text:span text:style-name="T5">load ra rsp</text:span></text:p>
          <text:p text:style-name="P1"><text:span text:style-name="T5">jalr ra ra 0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5.38cm" svg:height="2.54cm" svg:x="6.685cm" svg:y="5.415cm">
          <text:p text:style-name="P6">Call 100 {ra0}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5.38cm" svg:height="1.27cm" svg:x="14.605cm" svg:y="10.93cm">
          <text:p text:style-name="P6">Return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937cm" svg:height="4.517cm" svg:x="13.8cm" svg:y="0.635cm">
          <draw:text-box>
            <text:p>Macro-instructions:</text:p>
            <text:p>- Identify which step is the call, return</text:p>
            <text:p>- Execute in one atomic overlay step</text:p>
            <text:p>- Connect code sequence to abstract</text:p>
            <text:p>“pseudoinstruction”</text:p>
            <text:p>- Act as labels informing property</text:p>
          </draw:text-box>
        </draw:frame>
        <draw:line draw:style-name="gr16" draw:text-style-name="P4" draw:layer="layout" svg:x1="13.97cm" svg:y1="7.62cm" svg:x2="11.43cm" svg:y2="6.985cm">
          <text:p/>
        </draw:line>
        <draw:frame draw:style-name="gr2" draw:text-style-name="P3" draw:layer="layout" svg:width="8.605cm" svg:height="0.962cm" svg:x="13.87cm" svg:y="7.351cm">
          <draw:text-box>
            <text:p>Arguments (statically known)</text:p>
          </draw:text-box>
        </draw:frame>
        <presentation:notes draw:style-name="dp1">
          <draw:page-thumbnail draw:style-name="gr7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1" draw:text-style-name="P2" draw:layer="layout" svg:width="6.985cm" svg:height="9.525cm" svg:x="0.47cm" svg:y="0.37cm">
          <text:p text:style-name="P1"><text:span text:style-name="T1">mov zero rc0</text:span></text:p>
          <text:p text:style-name="P1"><text:span text:style-name="T1">plus rt1 rc0</text:span></text:p>
          <text:p text:style-name="P1"><text:span text:style-name="T1">...</text:span></text:p>
          <text:p text:style-name="P1"><text:span text:style-name="T1">...</text:span></text:p>
          <text:p text:style-name="P1"><text:span text:style-name="T1">mov rt2 ra0</text:span></text:p>
          <text:p text:style-name="P1"><text:span text:style-name="T6">add rsp 8</text:span></text:p>
          <text:p text:style-name="P1"><text:span text:style-name="T6">store rt0 </text:span><text:span text:style-name="T6">(rsp-2)</text:span></text:p>
          <text:p text:style-name="P1"><text:span text:style-name="T6">store rt1 </text:span><text:span text:style-name="T6">(rsp-1)</text:span></text:p>
          <text:p text:style-name="P1"><text:span text:style-name="T4">jal ra 100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985cm" svg:height="6.415cm" svg:x="20.62cm" svg:y="8.89cm">
          <text:p text:style-name="P1"><text:span text:style-name="T1">...</text:span></text:p>
          <text:p text:style-name="P1"><text:span text:style-name="T5">add rsp -12</text:span></text:p>
          <text:p text:style-name="P1"><text:span text:style-name="T5">load ra rsp</text:span></text:p>
          <text:p text:style-name="P1"><text:span text:style-name="T5">jalr ra ra 0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38cm" svg:height="0.97cm" svg:x="6.685cm" svg:y="7.185cm">
          <text:p text:style-name="P6">Call 100 {ra0}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5.38cm" svg:height="1.27cm" svg:x="14.605cm" svg:y="10.93cm">
          <text:p text:style-name="P6">Retur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2.266cm" svg:height="2.384cm" svg:x="12.7cm" svg:y="0.635cm">
          <draw:text-box>
            <text:p>How Big Are Macros?</text:p>
            <text:p text:style-name="P10">- Proposal: Macro-instructions correspond</text:p>
            <text:p text:style-name="P10">exactly to blessed sequences</text:p>
          </draw:text-box>
        </draw:frame>
        <presentation:notes draw:style-name="dp1">
          <draw:page-thumbnail draw:style-name="gr7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8" draw:text-style-name="P2" draw:layer="layout" svg:width="6.985cm" svg:height="5.715cm" svg:x="6.35cm" svg:y="2.54cm">
          <text:p text:style-name="P1"><text:span text:style-name="T1">store rsp ra</text:span></text:p>
          <text:p text:style-name="P1"><text:span text:style-name="T1">add rsp 12</text:span></text:p>
          <text:p text:style-name="P1"><text:span text:style-name="T1">...</text:span></text:p>
          <text:p text:style-name="P1"><text:span text:style-name="T5">add rsp -12</text:span></text:p>
          <text:p text:style-name="P1"><text:span text:style-name="T5">load ra rsp</text:span></text:p>
          <text:p text:style-name="P1"><text:span text:style-name="T5">jalr ra ra 0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985cm" svg:height="5.715cm" svg:x="15.235cm" svg:y="2.54cm">
          <text:p text:style-name="P1"><text:span text:style-name="T1">add rsp 8</text:span></text:p>
          <text:p text:style-name="P1"><text:span text:style-name="T1">...</text:span></text:p>
          <text:p text:style-name="P1"><text:span text:style-name="T5">add rsp -8</text:span></text:p>
          <text:p text:style-name="P1"><text:span text:style-name="T5">jalr ra ra 0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523cm" svg:height="1.673cm" svg:x="5.125cm" svg:y="0.37cm">
          <draw:text-box>
            <text:p>Different Sequences can implement the same Pseudoinstruction</text:p>
            <text:p>(e.g., different ways of handling the return pointer)</text:p>
          </draw:text-box>
        </draw:frame>
        <draw:custom-shape draw:style-name="gr15" draw:text-style-name="P9" draw:layer="layout" svg:width="5.38cm" svg:height="1.27cm" svg:x="11.63cm" svg:y="6.35cm">
          <text:p text:style-name="P6">Re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6.985cm" svg:height="2.54cm" svg:x="8.18cm" svg:y="11.03cm">
          <text:p text:style-name="P1"><text:span text:style-name="T6"/></text:p>
          <text:p text:style-name="P1"><text:span text:style-name="T4">jal </text:span><text:span text:style-name="T4">ra </text:span><text:span text:style-name="T4">rt0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6.65cm" svg:height="0.97cm" svg:x="12.325cm" svg:y="11.16cm">
          <text:p text:style-name="P6">Call rt0 {ra0}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6.65cm" svg:height="0.97cm" svg:x="12.325cm" svg:y="12.3cm">
          <text:p text:style-name="P6">Call rt0 {ra0,ra1,ra2}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6.91cm" svg:height="1.673cm" svg:x="5.945cm" svg:y="9.198cm">
          <draw:text-box>
            <text:p>One Sequence can implement multiple Pseudoinstructions</text:p>
            <text:p>(e.g., function calls of different types)</text:p>
          </draw:text-box>
        </draw:frame>
        <presentation:notes draw:style-name="dp1">
          <draw:page-thumbnail draw:style-name="gr7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21" draw:text-style-name="P8" draw:layer="layout" svg:width="5.715cm" svg:height="1.27cm" svg:x="10.795cm" svg:y="6.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2.54cm" svg:height="1.905cm" svg:x="2.54cm" svg:y="5.08cm">
          <text:p text:style-name="P11">m1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5.715cm" svg:y="6.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2.54cm" svg:height="1.905cm" svg:x="7.62cm" svg:y="5.08cm">
          <text:p text:style-name="P11">m2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5.715cm" svg:height="1.27cm" svg:x="10.795cm" svg:y="6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2.54cm" svg:height="1.905cm" svg:x="17.6cm" svg:y="5.08cm">
          <text:p text:style-name="P11">m3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0.955cm" svg:y="5.9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2.54cm" svg:height="1.905cm" svg:x="22.86cm" svg:y="5.08cm">
          <text:p text:style-name="P11">m5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904cm" svg:height="1.904cm" svg:x="2.841cm" svg:y="6.52cm">
          <text:p text:style-name="P11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.904cm" svg:height="1.904cm" svg:x="7.942cm" svg:y="6.521cm">
          <text:p text:style-name="P11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5.434cm" svg:height="0.962cm" svg:x="10.795cm" svg:y="5.207cm">
          <draw:text-box>
            <text:p>Call Overlay Step</text:p>
          </draw:text-box>
        </draw:frame>
        <draw:custom-shape draw:style-name="gr10" draw:text-style-name="P14" draw:layer="layout" svg:width="1.904cm" svg:height="1.904cm" svg:x="17.943cm" svg:y="6.522cm">
          <text:p text:style-name="P1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.904cm" svg:height="1.904cm" svg:x="23.144cm" svg:y="6.523cm">
          <text:p text:style-name="P1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" draw:layer="layout" svg:width="17.78cm" svg:height="1.038cm" svg:x="5.08cm" svg:y="9.122cm">
          <draw:text-box>
            <text:p>Context updates = Call/Return steps =&gt; Temporal Predicates</text:p>
          </draw:text-box>
        </draw:frame>
        <draw:frame draw:style-name="gr2" draw:text-style-name="P3" draw:layer="layout" svg:width="10.535cm" svg:height="0.962cm" svg:x="9.851cm" svg:y="10.16cm">
          <draw:text-box>
            <text:p>= Observations =&gt; Trace Properties</text:p>
          </draw:text-box>
        </draw:frame>
        <presentation:notes draw:style-name="dp1">
          <draw:page-thumbnail draw:style-name="gr7" draw:layer="layout" svg:width="19.798cm" svg:height="11.136cm" svg:x="0.6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21" draw:text-style-name="P8" draw:layer="layout" svg:width="5.715cm" svg:height="1.27cm" svg:x="8.595cm" svg:y="5.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2.54cm" svg:height="1.905cm" svg:x="5.42cm" svg:y="4.48cm">
          <text:p text:style-name="P11">m1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5.715cm" svg:height="1.27cm" svg:x="8.595cm" svg:y="5.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2.54cm" svg:height="1.905cm" svg:x="15.4cm" svg:y="4.48cm">
          <text:p text:style-name="P11">m2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54cm" svg:height="1.905cm" svg:x="19.86cm" svg:y="4.48cm">
          <text:p text:style-name="P11">m’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904cm" svg:height="1.904cm" svg:x="5.742cm" svg:y="5.921cm">
          <text:p text:style-name="P11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5.434cm" svg:height="0.962cm" svg:x="8.595cm" svg:y="4.607cm">
          <draw:text-box>
            <text:p>Call Overlay Step</text:p>
          </draw:text-box>
        </draw:frame>
        <draw:custom-shape draw:style-name="gr10" draw:text-style-name="P14" draw:layer="layout" svg:width="1.904cm" svg:height="1.904cm" svg:x="15.743cm" svg:y="5.922cm">
          <text:p text:style-name="P1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.904cm" svg:height="1.904cm" svg:x="20.144cm" svg:y="5.923cm">
          <text:p text:style-name="P11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4.599cm" svg:height="0.962cm" svg:x="6.991cm" svg:y="1.867cm">
          <draw:text-box>
            <text:p>Introduce “On Return” operator on predicates, <text:span text:style-name="T7">c↑P</text:span></text:p>
          </draw:text-box>
        </draw:frame>
        <draw:frame draw:style-name="gr2" draw:text-style-name="P3" draw:layer="layout" svg:width="1.035cm" svg:height="0.962cm" svg:x="18.445cm" svg:y="5.75cm">
          <draw:text-box>
            <text:p>...</text:p>
          </draw:text-box>
        </draw:frame>
        <draw:frame draw:style-name="gr2" draw:text-style-name="P3" draw:layer="layout" svg:width="15.4cm" svg:height="0.962cm" svg:x="6.62cm" svg:y="9.525cm">
          <draw:text-box>
            <text:p>Step from m2 to first (m’,c1). If P(m’), then c1<text:span text:style-name="T7">↑P(m2).</text:span></text:p>
          </draw:text-box>
        </draw:frame>
        <draw:frame draw:style-name="gr2" draw:text-style-name="P3" draw:layer="layout" svg:width="17.419cm" svg:height="0.962cm" svg:x="5.158cm" svg:y="11.712cm">
          <draw:text-box>
            <text:p text:style-name="P10"><text:span text:style-name="T8">Eager </text:span><text:span text:style-name="T8">Integrity = </text:span><text:span text:style-name="T8">c1</text:span><text:span text:style-name="T7">↑P, where </text:span><text:span text:style-name="T7">P(</text:span><text:span text:style-name="T7">m’) ≡ </text:span><text:span text:style-name="T7">For </text:span><text:span text:style-name="T7">all k, m’[k] = </text:span><text:span text:style-name="T7">m2[k]</text:span></text:p>
          </draw:text-box>
        </draw:frame>
        <draw:frame draw:style-name="gr2" draw:text-style-name="P3" draw:layer="layout" svg:width="20.89cm" svg:height="1.673cm" svg:x="3.758cm" svg:y="13.312cm">
          <draw:text-box>
            <text:p text:style-name="P10"><text:span text:style-name="T8">Lazy </text:span><text:span text:style-name="T8">Integrity = </text:span><text:span text:style-name="T8">c1</text:span><text:span text:style-name="T7">↑P, where </text:span><text:span text:style-name="T7">P(</text:span><text:span text:style-name="T7">m’) ≡ Take </text:span><text:span text:style-name="T7">the set of </text:span><text:span text:style-name="T7">non-</text:span><text:span text:style-name="T7">matching k;</text:span></text:p>
            <text:p text:style-name="P10"><text:span text:style-name="T7"><text:s text:c="20"/></text:span><text:span text:style-name="T7"><text:s text:c="20"/></text:span><text:span text:style-name="T7"><text:s text:c="18"/></text:span><text:span text:style-name="T7">Noninterfere</text:span><text:span text:style-name="T7">nce applies </text:span><text:span text:style-name="T7">for that set</text:span><text:span text:style-name="T7">)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21" draw:text-style-name="P8" draw:layer="layout" svg:width="5.715cm" svg:height="1.27cm" svg:x="10.795cm" svg:y="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2.54cm" svg:height="1.905cm" svg:x="7.62cm" svg:y="1.78cm">
          <text:p text:style-name="P11">m1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5.715cm" svg:height="1.27cm" svg:x="10.795cm" svg:y="2.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2.54cm" svg:height="1.905cm" svg:x="17.6cm" svg:y="1.78cm">
          <text:p text:style-name="P11">m2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904cm" svg:height="1.904cm" svg:x="7.942cm" svg:y="3.221cm">
          <text:p text:style-name="P11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4.168cm" svg:height="0.962cm" svg:x="11.495cm" svg:y="1.907cm">
          <draw:text-box>
            <text:p text:style-name="P16">Overlay Step</text:p>
          </draw:text-box>
        </draw:frame>
        <draw:custom-shape draw:style-name="gr10" draw:text-style-name="P14" draw:layer="layout" svg:width="1.904cm" svg:height="1.904cm" svg:x="17.943cm" svg:y="3.222cm">
          <text:p text:style-name="P1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4.445cm" svg:height="0.97cm" svg:x="8.66cm" svg:y="6.83cm">
          <text:p text:style-name="P6">Call rt0 {ra0}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6.288cm" svg:height="0.962cm" svg:x="5.715cm" svg:y="6.801cm">
          <draw:text-box>
            <text:p>Observe( <text:s text:c="5"/><text:s text:c="20"/>) = <text:span text:style-name="T2">CallEvent </text:span><text:span text:style-name="T2">m1[rt0] </text:span><text:span text:style-name="T2">{m1[ra0]}</text:span></text:p>
          </draw:text-box>
        </draw:frame>
        <draw:custom-shape draw:style-name="gr25" draw:text-style-name="P9" draw:layer="layout" svg:width="2.54cm" svg:height="1.27cm" svg:x="9.29cm" svg:y="8.69cm">
          <text:p text:style-name="P6">Retur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4.721cm" svg:height="0.962cm" svg:x="6.315cm" svg:y="8.801cm">
          <draw:text-box>
            <text:p>Observe( <text:s text:c="5"/><text:s text:c="10"/>) = <text:span text:style-name="T2">ReturnEvent </text:span><text:span text:style-name="T2">m1[ra] </text:span><text:span text:style-name="T2">m1[ra0]</text:span></text:p>
          </draw:text-box>
        </draw:frame>
        <draw:frame draw:style-name="gr2" draw:text-style-name="P3" draw:layer="layout" svg:width="14.514cm" svg:height="0.962cm" svg:x="6.515cm" svg:y="10.795cm">
          <draw:text-box>
            <text:p>Open question: How much should be observable?</text:p>
          </draw:text-box>
        </draw:frame>
        <draw:frame draw:style-name="gr2" draw:text-style-name="P3" draw:layer="layout" svg:width="10.759cm" svg:height="0.962cm" svg:x="8.15cm" svg:y="12.6cm">
          <draw:text-box>
            <text:p>Event traces are now the <text:span text:style-name="T2">only</text:span><text:span text:style-name="T3"> traces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6" draw:text-style-name="P3" draw:layer="layout" svg:width="23.495cm" svg:height="0.962cm" svg:x="2.54cm" svg:y="1.27cm">
          <draw:text-box>
            <text:p/>
          </draw:text-box>
        </draw:frame>
        <draw:frame draw:style-name="gr26" draw:text-style-name="P3" draw:layer="layout" svg:width="24.765cm" svg:height="8.783cm" svg:x="1.905cm" svg:y="0.635cm">
          <draw:text-box>
            <text:p>Top-level Properties:</text:p>
            <text:list text:style-name="L1">
              <text:list-item>
                <text:p><text:span text:style-name="T8">For </text:span><text:span text:style-name="T9">Integrity</text:span><text:span text:style-name="T8">, we use the </text:span><text:span text:style-name="T7">↑ operator to</text:span> look ahead to the return (<text:span text:style-name="T2">predicate on </text:span><text:span text:style-name="T2">states</text:span>) and require that any elements that have changed must not interfere (<text:span text:style-name="T2">trace property</text:span>)</text:p>
              </text:list-item>
              <text:list-item>
                <text:p>For <text:span text:style-name="T10">Caller Confidentiality</text:span>, we vary the initial state of a call, and for the variants:</text:p>
                <text:list>
                  <text:list-item>
                    <text:p>Take the traces until return, and require that they be similar (<text:span text:style-name="T2">trace </text:span><text:span text:style-name="T2">property</text:span>)</text:p>
                  </text:list-item>
                  <text:list-item>
                    <text:p><text:span text:style-name="T8">Use the </text:span><text:span text:style-name="T11">↑↑ operator (equivalent to </text:span><text:span text:style-name="T7">↑ </text:span><text:span text:style-name="T7">but for relations) to look ahead to</text:span> their return states and require that any elements containing leaked information must not interfere (<text:span text:style-name="T2">trace </text:span><text:span text:style-name="T2">property</text:span><text:span text:style-name="T3">)</text:span></text:p>
                  </text:list-item>
                </text:list>
              </text:list-item>
              <text:list-item>
                <text:p><text:span text:style-name="T12">For </text:span><text:span text:style-name="T10">Callee Confidentiality</text:span><text:span text:style-name="T12"> we require </text:span><text:span text:style-name="T12">that, from the return state, nothing in the </text:span><text:span text:style-name="T12">callee’s frame interferes (</text:span><text:span text:style-name="T13">trace property</text:span><text:span text:style-name="T12">)</text:span></text:p>
              </text:list-item>
              <text:list-item>
                <text:p><text:span text:style-name="T12">For </text:span><text:span text:style-name="T10">Well-bracketed Control Flow</text:span><text:span text:style-name="T12">, we </text:span><text:span text:style-name="T12">require that every return is to the top </text:span><text:span text:style-name="T12">target of the context, and is a return </text:span><text:span text:style-name="T12">target, and every exception to the top </text:span><text:span text:style-name="T12">exception target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9T20:37:02.151011909</meta:creation-date>
    <dc:date>2022-08-30T13:13:54.807678506</dc:date>
    <meta:editing-duration>PT29M11S</meta:editing-duration>
    <meta:editing-cycles>1</meta:editing-cycles>
    <meta:generator>LibreOffice/7.3.5.2$Linux_X86_64 LibreOffice_project/30$Build-2</meta:generator>
    <meta:document-statistic meta:object-count="142"/>
  </office:meta>
</office:document-meta>
</file>